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SELinux Fundamentals</text:p>
          </draw:text-box>
        </draw:frame>
        <draw:frame draw:style-name="TransBox" svg:width="31.8700cm" svg:height="3.5000cm" svg:x="1.0000cm" svg:y="8.8000cm">
          <draw:text-box>
            <text:p text:style-name="PBody">SELinux (Security-Enhanced Linux) is a Mandatory Access Control (MAC) system built into the Linux kernel. It enforces security policies that go far beyond standard Unix permissions. Resource: Notes</text:p>
          </draw:text-box>
        </draw:frame>
        <draw:frame draw:style-name="TransBox" svg:width="31.8700cm" svg:height="0.7000cm" svg:x="1.0000cm" svg:y="17.8000cm">
          <draw:text-box>
            <text:p text:style-name="PFooter">03-rhcsa/selinux-fundamental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MAC vs DAC</text:p>
            <text:p text:style-name="PBullet">▶  SELinux modes</text:p>
            <text:p text:style-name="PBullet">▶  SELinux contexts</text:p>
            <text:p text:style-name="PBullet">▶  File contexts — restorecon</text:p>
            <text:p text:style-name="PBullet">▶  SELinux booleans</text:p>
            <text:p text:style-name="PBullet">▶  Install SELinux tool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AC vs DAC</text:p>
          </draw:text-box>
        </draw:frame>
        <draw:frame draw:style-name="TransBox" svg:width="31.8700cm" svg:height="13.5500cm" svg:x="1.0000cm" svg:y="4.0000cm">
          <draw:text-box>
            <text:p text:style-name="PBullet">• Model: Name</text:p>
            <text:p text:style-name="PBullet">• DAC: Discretionary Access Control</text:p>
            <text:p text:style-name="PBullet">• MAC: Mandatory Access Control</text:p>
            <text:p text:style-name="PBullet">• With SELinux, even if a file has 777 permissions, a process still needs</text:p>
            <text:p text:style-name="PBullet">• the correct SELinux type to access it. This is why "fix it with chmod 777"</text:p>
            <text:p text:style-name="PBullet">• is wrong — SELinux may still block the access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Linux modes</text:p>
          </draw:text-box>
        </draw:frame>
        <draw:frame draw:style-name="TransBox" svg:width="15.7350cm" svg:height="13.5500cm" svg:x="1.0000cm" svg:y="4.0000cm">
          <draw:text-box>
            <text:p text:style-name="PBullet">• Mode: Behaviour</text:p>
            <text:p text:style-name="PBullet">• Enforcing: Policy is enforced; violations are blocked and logged</text:p>
            <text:p text:style-name="PBullet">• Permissive: Policy is NOT enforced; violations are logged only</text:p>
            <text:p text:style-name="PBullet">• Disabled: SELinux is completely off — requires reboot to re-enable</text:p>
          </draw:text-box>
        </draw:frame>
        <draw:frame draw:style-name="CodeBox" svg:width="15.7350cm" svg:height="13.5500cm" svg:x="17.1350cm" svg:y="4.0000cm">
          <draw:text-box>
            <text:p text:style-name="PCode"># Check current mode
getenforce

# Detailed status
sestatu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Linux contexts</text:p>
          </draw:text-box>
        </draw:frame>
        <draw:frame draw:style-name="TransBox" svg:width="15.7350cm" svg:height="13.5500cm" svg:x="1.0000cm" svg:y="4.0000cm">
          <draw:text-box>
            <text:p text:style-name="PBullet">• Every file, process, and socket has a security context (label):</text:p>
            <text:p text:style-name="PBullet">• The type is the most important component — it determines what can access what.</text:p>
          </draw:text-box>
        </draw:frame>
        <draw:frame draw:style-name="CodeBox" svg:width="15.7350cm" svg:height="13.5500cm" svg:x="17.1350cm" svg:y="4.0000cm">
          <draw:text-box>
            <text:p text:style-name="PCode">user:role:type:leve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Linux contexts (cont.)</text:p>
          </draw:text-box>
        </draw:frame>
        <draw:frame draw:style-name="CodeBox" svg:width="31.8700cm" svg:height="13.5500cm" svg:x="1.0000cm" svg:y="4.0000cm">
          <draw:text-box>
            <text:p text:style-name="PCode"># Show file context
ls -Z /etc/hosts
ls -Z /var/www/html/

# Show process context
ps -eZ | grep httpd
ps -eZ | grep sshd

# Show your own context
id -Z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e contexts — restorecon</text:p>
          </draw:text-box>
        </draw:frame>
        <draw:frame draw:style-name="TransBox" svg:width="15.7350cm" svg:height="13.5500cm" svg:x="1.0000cm" svg:y="4.0000cm">
          <draw:text-box>
            <text:p text:style-name="PBullet">• Files must have the correct context for the service that accesses them.</text:p>
            <text:p text:style-name="PBullet">• The most common SELinux issue is a file with the wrong context.</text:p>
            <text:p text:style-name="PBullet">• If you move files with mv, they keep the context from the source.</text:p>
            <text:p text:style-name="PBullet">• If you copy with cp, they get the context of the destination.</text:p>
            <text:p text:style-name="PBullet">• 💡 Use cp not mv for web content</text:p>
            <text:p text:style-name="PBullet">• When placing content into /var/www/html/, use cp or restorecon after</text:p>
            <text:p text:style-name="PBullet">• moving to ensure the correct httpd_sys_content_t context is applied.</text:p>
          </draw:text-box>
        </draw:frame>
        <draw:frame draw:style-name="CodeBox" svg:width="15.7350cm" svg:height="13.5500cm" svg:x="17.1350cm" svg:y="4.0000cm">
          <draw:text-box>
            <text:p text:style-name="PCode"># Restore the correct context (from policy definition)
sudo restorecon -v /var/www/html/index.html

# Recursive restore
sudo restorecon -Rv /var/www/html/

# Check what context a path should have (without changing it)
sudo matchpathcon /var/www/html/index.htm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Linux booleans</text:p>
          </draw:text-box>
        </draw:frame>
        <draw:frame draw:style-name="TransBox" svg:width="15.7350cm" svg:height="13.5500cm" svg:x="1.0000cm" svg:y="4.0000cm">
          <draw:text-box>
            <text:p text:style-name="PBullet">• Booleans are policy switches that enable/disable specific behaviours</text:p>
            <text:p text:style-name="PBullet">• without writing custom policy.</text:p>
            <text:p text:style-name="PBullet">• Common booleans for new admins:</text:p>
            <text:p text:style-name="PBullet">• Boolean: What it enables</text:p>
            <text:p text:style-name="PBullet">• httpd_can_network_connect: Apache to make outbound network connections</text:p>
            <text:p text:style-name="PBullet">• httpd_use_nfs: Apache to serve NFS-mounted content</text:p>
            <text:p text:style-name="PBullet">• samba_enable_home_dirs: Samba to share home directories</text:p>
          </draw:text-box>
        </draw:frame>
        <draw:frame draw:style-name="CodeBox" svg:width="15.7350cm" svg:height="13.5500cm" svg:x="17.1350cm" svg:y="4.0000cm">
          <draw:text-box>
            <text:p text:style-name="PCode"># List all booleans
sudo getsebool -a

# Search booleans related to httpd
sudo getsebool -a | grep httpd

# Get status of a specific boolean
getsebool httpd_can_network_connect

# Turn a boolean ON (runtime only)
sudo setsebool httpd_can_network_connect on

… (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 SELinux tools</text:p>
          </draw:text-box>
        </draw:frame>
        <draw:frame draw:style-name="TransBox" svg:width="15.7350cm" svg:height="13.5500cm" svg:x="1.0000cm" svg:y="4.0000cm">
          <draw:text-box>
            <text:p text:style-name="PBullet">• These provide semanage, sealert, and improved audit analysis.</text:p>
          </draw:text-box>
        </draw:frame>
        <draw:frame draw:style-name="CodeBox" svg:width="15.7350cm" svg:height="13.5500cm" svg:x="17.1350cm" svg:y="4.0000cm">
          <draw:text-box>
            <text:p text:style-name="PCode">sudo dnf install -y policycoreutils-python-utils setroubleshoot-server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ELinux Fundamentals</text:p>
          </draw:text-box>
        </draw:frame>
        <draw:frame draw:style-name="TransBox" svg:width="31.8700cm" svg:height="13.5500cm" svg:x="1.0000cm" svg:y="4.0000cm">
          <draw:text-box>
            <text:p text:style-name="PBullet">✓  MAC vs DAC: Model: Name</text:p>
            <text:p text:style-name="PBullet">✓  SELinux modes: Mode: Behaviour</text:p>
            <text:p text:style-name="PBullet">✓  SELinux contexts: Every file, process, and socket has a security context (label):</text:p>
            <text:p text:style-name="PBullet">✓  File contexts — restorecon: Files must have the correct context for the service that accesses them.</text:p>
            <text:p text:style-name="PBullet">✓  SELinux booleans: Booleans are policy switches that enable/disable specific behaviours</text:p>
            <text:p text:style-name="PBullet">✓  Install SELinux tools: These provide semanage, sealert, and improved audit analysis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